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haroni" fo:font-weight="bold" officeooo:rsid="00169dcb" officeooo:paragraph-rsid="00145cd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haroni" fo:font-size="14pt" officeooo:rsid="00157f61" officeooo:paragraph-rsid="00157f61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haroni" fo:font-size="16pt" fo:font-style="normal" fo:font-weight="bold" officeooo:rsid="00157f61" officeooo:paragraph-rsid="00157f61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haroni" fo:font-size="12pt" fo:font-style="normal" fo:font-weight="bold" officeooo:rsid="00157f61" officeooo:paragraph-rsid="00157f61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haroni" fo:font-size="12pt" fo:font-style="normal" style:text-underline-style="none" fo:font-weight="normal" officeooo:rsid="00157f61" officeooo:paragraph-rsid="00169dc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haroni" fo:font-size="12pt" fo:font-weight="normal" officeooo:rsid="00145cdd" officeooo:paragraph-rsid="00169d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haroni" fo:font-size="18pt" fo:font-style="normal" fo:font-weight="bold" officeooo:rsid="00157f61" officeooo:paragraph-rsid="00157f61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haroni" fo:font-size="11pt" fo:font-weight="bold" officeooo:rsid="00145cdd" officeooo:paragraph-rsid="00145cdd" style:font-size-asian="11pt" style:font-weight-asian="bold" style:font-size-complex="11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169dcb"/>
    </style:style>
    <style:style style:name="T6" style:family="text">
      <style:text-properties officeooo:rsid="0017cc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SCRIPT DO TESTE </text:p>
      <text:p text:style-name="P3"/>
      <text:p text:style-name="P4">ATIVIDADES A SEREM EXECUTADAS<text:span text:style-name="T3">:</text:span></text:p>
      <text:p text:style-name="P4"/>
      <text:p text:style-name="P7">1.<text:span text:style-name="T2"> Visualizar os pontos turísticos;</text:span></text:p>
      <text:p text:style-name="P7">2. <text:span text:style-name="T1">Pesquisar Ponto;</text:span></text:p>
      <text:p text:style-name="P7">3. <text:span text:style-name="T1">Cadastrar-se;</text:span></text:p>
      <text:p text:style-name="P7">4. <text:span text:style-name="T1">Fazer login;</text:span></text:p>
      <text:p text:style-name="P7">5. <text:span text:style-name="T1">Visualizar pontos;</text:span></text:p>
      <text:p text:style-name="P7">6. <text:span text:style-name="T1">Criar ponto turístico</text:span></text:p>
      <text:p text:style-name="P7">7. <text:span text:style-name="T1">Visualizar ponto turístico cadastrado;</text:span></text:p>
      <text:p text:style-name="P7">8. <text:span text:style-name="T1">Avaliar pontos turísticos;</text:span></text:p>
      <text:p text:style-name="P7">9. <text:span text:style-name="T1">Alterar a sua senha;</text:span></text:p>
      <text:p text:style-name="P7">10. <text:span text:style-name="T1">Realizar logout;</text:span></text:p>
      <text:p text:style-name="P1"/>
      <text:p text:style-name="P1">TEMPO NECESSÁRIO PARA REALIZAÇÃO DE CADA ATIVIDADE<text:span text:style-name="T4">:</text:span></text:p>
      <text:p text:style-name="P8"/>
      <text:p text:style-name="P5">1. Visualizar os pontos turísticos <text:span text:style-name="T5">(30 SEG)</text:span>;</text:p>
      <text:p text:style-name="P5">2. Pesquisar Ponto <text:span text:style-name="T5">(1 MIN)</text:span>;</text:p>
      <text:p text:style-name="P5">3. Cadastrar-se <text:span text:style-name="T6">(2 MIN)</text:span>;</text:p>
      <text:p text:style-name="P5">4. Fazer login <text:span text:style-name="T6">(2 MIN)</text:span>;</text:p>
      <text:p text:style-name="P5">5. Visualizar pontos <text:span text:style-name="T6">(20 SEG)</text:span>;</text:p>
      <text:p text:style-name="P5">6. Criar ponto turístico<text:span text:style-name="T6">(2 MIN)</text:span></text:p>
      <text:p text:style-name="P5">7. Visualizar ponto turístico cadastrado<text:span text:style-name="T6">(30 SEG)</text:span>;</text:p>
      <text:p text:style-name="P5">8. Avaliar pontos turísticos <text:span text:style-name="T6">(30 SEG)</text:span>;</text:p>
      <text:p text:style-name="P5">9. Alterar a sua senha <text:span text:style-name="T6">(2 MIN)</text:span>;</text:p>
      <text:p text:style-name="P5">10. Realizar logout <text:span text:style-name="T6">(1 MIN)</text:span>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3:34:38.024000000</meta:creation-date>
    <dc:date>2018-11-27T14:28:48.843000000</dc:date>
    <meta:editing-duration>PT4M2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06" meta:character-count="665" meta:non-whitespace-character-count="581"/>
  </office:meta>
</office:document-meta>
</file>